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1cm" style:rel-column-width="32753*"/>
    </style:style>
    <style:style style:name="Tableau1.B" style:family="table-column">
      <style:table-column-properties style:column-width="1.212cm" style:rel-column-width="3898*"/>
    </style:style>
    <style:style style:name="Tableau1.C" style:family="table-column">
      <style:table-column-properties style:column-width="5.81cm" style:rel-column-width="18691*"/>
    </style:style>
    <style:style style:name="Tableau1.D" style:family="table-column">
      <style:table-column-properties style:column-width="3.168cm" style:rel-column-width="10193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B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padding="0.097cm" fo:border-left="1.3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7" style:family="table-cell">
      <style:table-cell-properties fo:padding="0.097cm" fo:border-left="1.3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8" style:family="table-cell">
      <style:table-cell-properties fo:padding="0.097cm" fo:border-left="1.3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20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22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officeooo:paragraph-rsid="00812ca7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8c0c7" officeooo:paragraph-rsid="0088c0c7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9f7d3" officeooo:paragraph-rsid="0089f7d3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4b81e" officeooo:paragraph-rsid="0094b81e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6d4ee" officeooo:paragraph-rsid="0096d4ee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f484b" officeooo:paragraph-rsid="009ac254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bb004" officeooo:paragraph-rsid="009ac254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a567fb" officeooo:paragraph-rsid="00a567fb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bbeb4" officeooo:paragraph-rsid="00812ca7" style:font-size-asian="12.6000003814697pt" style:font-weight-asian="bold" style:font-size-complex="14.399999618530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c8f0e" officeooo:paragraph-rsid="00812ca7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8c0c7" officeooo:paragraph-rsid="0088c0c7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9f7d3" officeooo:paragraph-rsid="0089f7d3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afd5b" officeooo:paragraph-rsid="008afd5b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afd5b" officeooo:paragraph-rsid="008c3686" style:font-size-asian="12.6000003814697pt" style:font-weight-asian="bold" style:font-size-complex="14.399999618530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afd5b" officeooo:paragraph-rsid="008ddd01" style:font-size-asian="12.6000003814697pt" style:font-weight-asian="bold" style:font-size-complex="14.3999996185303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ea80e" officeooo:paragraph-rsid="008ea80e" style:font-size-asian="12.6000003814697pt" style:font-weight-asian="bold" style:font-size-complex="14.3999996185303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f6bfe" officeooo:paragraph-rsid="008f6bfe" style:font-size-asian="12.6000003814697pt" style:font-weight-asian="bold" style:font-size-complex="14.3999996185303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3d14f" officeooo:paragraph-rsid="0093d14f" style:font-size-asian="12.6000003814697pt" style:font-weight-asian="bold" style:font-size-complex="14.399999618530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69b8d" officeooo:paragraph-rsid="00969b8d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f0503" officeooo:paragraph-rsid="009f0503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1a40d" officeooo:paragraph-rsid="00a1a40d" style:font-size-asian="12.6000003814697pt" style:font-weight-asian="bold" style:font-size-complex="14.399999618530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98a9ed" officeooo:paragraph-rsid="0098a9ed" style:font-size-asian="12.6000003814697pt" style:font-style-asian="italic" style:font-weight-asian="normal" style:font-size-complex="14.3999996185303pt" style:font-style-complex="italic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Calibri" fo:font-size="10pt" officeooo:paragraph-rsid="008712d0" style:font-size-asian="10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Calibri1" fo:font-size="12pt" fo:font-weight="normal" officeooo:rsid="0073424f" officeooo:paragraph-rsid="00a550e8" style:font-size-asian="12.6000003814697pt" style:font-weight-asian="normal" style:font-size-complex="14.399999618530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Calibri1" fo:font-size="12pt" fo:font-weight="normal" officeooo:rsid="00abd2c9" officeooo:paragraph-rsid="00abd2c9" style:font-size-asian="12.6000003814697pt" style:font-weight-asian="normal" style:font-size-complex="14.3999996185303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afd5b" officeooo:paragraph-rsid="008afd5b" style:font-size-asian="12.6000003814697pt" style:font-weight-asian="bold" style:font-size-complex="14.3999996185303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95801" officeooo:paragraph-rsid="00a95801" style:font-size-asian="12.6000003814697pt" style:font-weight-asian="bold" style:font-size-complex="14.3999996185303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a7f90" officeooo:paragraph-rsid="00aa7f90" style:font-size-asian="12.6000003814697pt" style:font-weight-asian="bold" style:font-size-complex="14.3999996185303pt" style:font-weight-complex="bold"/>
    </style:style>
    <style:style style:name="T1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" style:family="text">
      <style:text-properties style:font-name="Calibri1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4" style:family="text">
      <style:text-properties style:font-name="Calibri1" fo:font-size="9pt" style:text-underline-style="none" fo:font-weight="normal" officeooo:rsid="008bb61b" style:font-size-asian="9pt" style:font-weight-asian="normal" style:font-size-complex="9pt" style:font-weight-complex="normal"/>
    </style:style>
    <style:style style:name="T5" style:family="text">
      <style:text-properties officeooo:rsid="00898a1b"/>
    </style:style>
    <style:style style:name="T6" style:family="text">
      <style:text-properties officeooo:rsid="008ad5ed"/>
    </style:style>
    <style:style style:name="T7" style:family="text">
      <style:text-properties officeooo:rsid="008bea58"/>
    </style:style>
    <style:style style:name="T8" style:family="text">
      <style:text-properties officeooo:rsid="008c3686"/>
    </style:style>
    <style:style style:name="T9" style:family="text">
      <style:text-properties officeooo:rsid="008d1361"/>
    </style:style>
    <style:style style:name="T10" style:family="text">
      <style:text-properties officeooo:rsid="009a1caa"/>
    </style:style>
    <style:style style:name="T11" style:family="text">
      <style:text-properties officeooo:rsid="00978c3e"/>
    </style:style>
    <style:style style:name="T12" style:family="text">
      <style:text-properties officeooo:rsid="009d4887"/>
    </style:style>
    <style:style style:name="T13" style:family="text">
      <style:text-properties officeooo:rsid="008f1a4a"/>
    </style:style>
    <style:style style:name="T14" style:family="text">
      <style:text-properties officeooo:rsid="0090e5db"/>
    </style:style>
    <style:style style:name="T15" style:family="text">
      <style:text-properties officeooo:rsid="009d568f"/>
    </style:style>
    <style:style style:name="T16" style:family="text">
      <style:text-properties officeooo:rsid="00a0af22"/>
    </style:style>
    <style:style style:name="T17" style:family="text">
      <style:text-properties fo:font-size="16pt" style:text-underline-style="none" style:font-size-asian="16pt" style:font-size-complex="16pt"/>
    </style:style>
    <style:style style:name="T18" style:family="text">
      <style:text-properties fo:font-size="16pt" style:text-underline-style="none" officeooo:rsid="0071c7b6" style:font-size-asian="16pt" style:font-size-complex="16pt"/>
    </style:style>
    <style:style style:name="T19" style:family="text">
      <style:text-properties fo:font-size="16pt" style:text-underline-style="none" officeooo:rsid="0073c84b" style:font-size-asian="16pt" style:font-size-complex="16pt"/>
    </style:style>
    <style:style style:name="T20" style:family="text">
      <style:text-properties fo:font-size="16pt" style:text-underline-style="none" officeooo:rsid="007243e1" style:font-size-asian="16pt" style:font-size-complex="16pt"/>
    </style:style>
    <style:style style:name="T21" style:family="text">
      <style:text-properties fo:color="#ff0000" loext:opacity="100%" fo:font-size="16pt" style:text-underline-style="solid" style:text-underline-width="auto" style:text-underline-color="font-color" fo:font-weight="bold" officeooo:rsid="0062b327" style:font-size-asian="16pt" style:font-weight-asian="bold" style:font-size-complex="16pt" style:font-weight-complex="bold"/>
    </style:style>
    <style:style style:name="T22" style:family="text">
      <style:text-properties officeooo:rsid="00a567fb"/>
    </style:style>
    <style:style style:name="T23" style:family="text">
      <style:text-properties officeooo:rsid="00a6ef52"/>
    </style:style>
    <style:style style:name="T24" style:family="text">
      <style:text-properties officeooo:rsid="00a9272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40115395940032">
          <table:table-cell table:style-name="Tableau1.A1" table:number-columns-spanned="4" office:value-type="string">
            <text:p text:style-name="P8">Activité 3: Les tailles dans l'univers. </text:p>
          </table:table-cell>
          <table:covered-table-cell/>
          <table:covered-table-cell/>
          <table:covered-table-cell/>
        </table:table-row>
        <table:table-row table:style-name="TableLine94153861043200">
          <table:table-cell table:style-name="Tableau1.A2" office:value-type="string">
            <text:p text:style-name="P2">Objectifs :</text:p>
            <text:p text:style-name="P33"><text:span text:style-name="T1">-</text:span><text:span text:style-name="T2"> </text:span><text:span text:style-name="T3"><text:s/>réalise</text:span><text:span text:style-name="T4">r</text:span><text:span text:style-name="T3"> qu'il y a une continuité entre l'infiniment petit et l'infiniment grand et que l'échelle humaine se situe entre ces deux extrêmes.</text:span></text:p>
          </table:table-cell>
          <table:table-cell table:style-name="Tableau1.B2" table:number-columns-spanned="3" office:value-type="string">
            <text:p text:style-name="P1">Durée :</text:p>
            <text:p text:style-name="P1"/>
          </table:table-cell>
          <table:covered-table-cell/>
          <table:covered-table-cell/>
        </table:table-row>
        <table:table-row table:style-name="TableLine94153913051136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Line94153868711376">
          <table:table-cell table:style-name="Tableau1.A4" table:number-columns-spanned="4" office:value-type="string">
            <text:p text:style-name="P9">- <text:span text:style-name="T5">fiche méthode notation scientifique.</text:span></text:p>
            <text:p text:style-name="P9">- <text:span text:style-name="T23">cartes tailles dans l'univers</text:span></text:p>
            <text:p text:style-name="P9">- <text:span text:style-name="T6">groupe préparé</text:span></text:p>
            <text:p text:style-name="P9">- <text:span text:style-name="T22">exo notation sci</text:span></text:p>
            <text:p text:style-name="P9">- <text:span text:style-name="T24">Option&lt;Carte bataille pour la notation&gt;</text:span></text:p>
          </table:table-cell>
          <table:covered-table-cell/>
          <table:covered-table-cell/>
          <table:covered-table-cell/>
        </table:table-row>
        <table:table-row table:style-name="TableLine94153908364800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153983397888">
          <table:table-cell table:style-name="Tableau1.A6" table:number-columns-spanned="2" office:value-type="string">
            <text:p text:style-name="P17">Déroulement</text:p>
          </table:table-cell>
          <table:covered-table-cell/>
          <table:table-cell table:style-name="Tableau1.C6" office:value-type="string">
            <text:p text:style-name="P17">Modalité</text:p>
          </table:table-cell>
          <table:table-cell table:style-name="Tableau1.D6" office:value-type="string">
            <text:p text:style-name="P17">Temps</text:p>
          </table:table-cell>
        </table:table-row>
        <table:table-row table:style-name="TableLine94153965053440">
          <table:table-cell table:style-name="Tableau1.A7" table:number-columns-spanned="4" office:value-type="string">
            <text:p text:style-name="P32">Pour l'activité d'aujourd'hui notre objectif sera de maîtriser la notation scientifique. <text:span text:style-name="T10">Vous connaissez ?</text:span></text:p>
          </table:table-cell>
          <table:covered-table-cell/>
          <table:covered-table-cell/>
          <table:covered-table-cell/>
        </table:table-row>
        <table:table-row table:style-name="TableLine94153913456128">
          <table:table-cell table:style-name="Tableau1.A15" table:number-columns-spanned="2" office:value-type="string">
            <text:p text:style-name="P15">D<text:span text:style-name="T11">émonstration : </text:span>exemple de grand<text:span text:style-name="T12">s</text:span> nombre<text:span text:style-name="T12">s</text:span> au tableau <text:span text:style-name="T13">à lire par les élève</text:span><text:span text:style-name="T14">s.</text:span></text:p>
            <text:p text:style-name="P14">Exemple de nombre à comparer avec des virgules aux hasards</text:p>
          </table:table-cell>
          <table:covered-table-cell/>
          <table:table-cell table:style-name="Tableau1.C8" office:value-type="string">
            <text:p text:style-name="P21"/>
          </table:table-cell>
          <table:table-cell table:style-name="Tableau1.D10" office:value-type="string">
            <text:p text:style-name="P18"/>
          </table:table-cell>
        </table:table-row>
        <table:table-row table:style-name="TableLine94153935329280">
          <table:table-cell table:style-name="Tableau1.A15" table:number-columns-spanned="2" office:value-type="string">
            <text:p text:style-name="P10">Q1-2</text:p>
          </table:table-cell>
          <table:covered-table-cell/>
          <table:table-cell table:style-name="Tableau1.C8" office:value-type="string">
            <text:p text:style-name="P21">Individuel</text:p>
          </table:table-cell>
          <table:table-cell table:style-name="Tableau1.D10" office:value-type="string">
            <text:p text:style-name="P18"/>
          </table:table-cell>
        </table:table-row>
        <table:table-row table:style-name="TableLine94153784770048">
          <table:table-cell table:style-name="Tableau1.A15" table:number-columns-spanned="2" office:value-type="string">
            <text:p text:style-name="P12">Correction</text:p>
          </table:table-cell>
          <table:covered-table-cell/>
          <table:table-cell table:style-name="Tableau1.C8" office:value-type="string">
            <text:p text:style-name="P29">En classe</text:p>
          </table:table-cell>
          <table:table-cell table:style-name="Tableau1.D10" office:value-type="string">
            <text:p text:style-name="P18"/>
          </table:table-cell>
        </table:table-row>
        <table:table-row table:style-name="TableLine94153785724416">
          <table:table-cell table:style-name="Tableau1.A15" table:number-columns-spanned="2" office:value-type="string">
            <text:p text:style-name="P13">Déplacement pour se mettre en groupe.</text:p>
          </table:table-cell>
          <table:covered-table-cell/>
          <table:table-cell table:style-name="Tableau1.C8" office:value-type="string">
            <text:p text:style-name="P22"/>
          </table:table-cell>
          <table:table-cell table:style-name="Tableau1.D12" office:value-type="string">
            <text:p text:style-name="P30">5 min</text:p>
          </table:table-cell>
        </table:table-row>
        <table:table-row table:style-name="TableLine94153973894656">
          <table:table-cell table:style-name="Tableau1.A15" table:number-columns-spanned="2" office:value-type="string">
            <text:p text:style-name="P11">Q3-4 </text:p>
          </table:table-cell>
          <table:covered-table-cell/>
          <table:table-cell table:style-name="Tableau1.C8" office:value-type="string">
            <text:p text:style-name="P22">En groupe de 4</text:p>
          </table:table-cell>
          <table:table-cell table:style-name="Tableau1.D12" office:value-type="string">
            <text:p text:style-name="P19">3<text:span text:style-name="T15">0 min</text:span></text:p>
          </table:table-cell>
        </table:table-row>
        <table:table-row table:style-name="TableLine94153914435072">
          <table:table-cell table:style-name="Tableau1.A15" table:number-columns-spanned="2" office:value-type="string">
            <text:p text:style-name="P23">Q5</text:p>
          </table:table-cell>
          <table:covered-table-cell/>
          <table:table-cell table:style-name="Tableau1.C8" office:value-type="string">
            <text:p text:style-name="P24">Individuel</text:p>
          </table:table-cell>
          <table:table-cell table:style-name="Tableau1.D14" office:value-type="string">
            <text:p text:style-name="P27">5min</text:p>
          </table:table-cell>
        </table:table-row>
        <table:table-row table:style-name="TableLine94153852570624">
          <table:table-cell table:style-name="Tableau1.A15" table:number-columns-spanned="2" office:value-type="string">
            <text:p text:style-name="P28"><text:span text:style-name="T16">C</text:span>orrection</text:p>
          </table:table-cell>
          <table:covered-table-cell/>
          <table:table-cell table:style-name="Tableau1.C8" office:value-type="string">
            <text:p text:style-name="P24"/>
          </table:table-cell>
          <table:table-cell table:style-name="Tableau1.D14" office:value-type="string">
            <text:p text:style-name="P27"/>
          </table:table-cell>
        </table:table-row>
        <table:table-row table:style-name="TableLine94153908367360">
          <table:table-cell table:style-name="Tableau1.A15" table:number-columns-spanned="2" office:value-type="string">
            <text:p text:style-name="P23">Q<text:span text:style-name="T9">6</text:span></text:p>
          </table:table-cell>
          <table:covered-table-cell/>
          <table:table-cell table:style-name="Tableau1.C8" office:value-type="string">
            <text:p text:style-name="P25">Individuel <text:span text:style-name="T8">puis </text:span><text:span text:style-name="T7">En groupe</text:span></text:p>
          </table:table-cell>
          <table:table-cell table:style-name="Tableau1.D15" office:value-type="string">
            <text:p text:style-name="P26">7min</text:p>
          </table:table-cell>
        </table:table-row>
        <table:table-row table:style-name="TableLine94153966704128">
          <table:table-cell table:style-name="Tableau1.A18" table:number-columns-spanned="2" office:value-type="string">
            <text:p text:style-name="P31">Correction</text:p>
          </table:table-cell>
          <table:covered-table-cell/>
          <table:table-cell table:style-name="Tableau1.C8" office:value-type="string">
            <text:p text:style-name="P23"/>
          </table:table-cell>
          <table:table-cell table:style-name="Tableau1.D18" office:value-type="string">
            <text:p text:style-name="P20"/>
          </table:table-cell>
        </table:table-row>
        <table:table-row table:style-name="TableLine94153966704128">
          <table:table-cell table:style-name="Tableau1.A18" table:number-columns-spanned="2" office:value-type="string">
            <text:p text:style-name="P39">Option&lt;Bataille scientifique&gt;</text:p>
          </table:table-cell>
          <table:covered-table-cell/>
          <table:table-cell table:style-name="Tableau1.C8" office:value-type="string">
            <text:p text:style-name="P23"/>
          </table:table-cell>
          <table:table-cell table:style-name="Tableau1.D18" office:value-type="string">
            <text:p text:style-name="P20"/>
          </table:table-cell>
        </table:table-row>
        <table:table-row table:style-name="TableLine94153966704128">
          <table:table-cell table:style-name="Tableau1.A18" table:number-columns-spanned="2" office:value-type="string">
            <text:p text:style-name="P40">Bilan Oral puis écrit</text:p>
          </table:table-cell>
          <table:covered-table-cell/>
          <table:table-cell table:style-name="Tableau1.C8" office:value-type="string">
            <text:p text:style-name="P23"/>
          </table:table-cell>
          <table:table-cell table:style-name="Tableau1.D18" office:value-type="string">
            <text:p text:style-name="P20"/>
          </table:table-cell>
        </table:table-row>
        <table:table-row table:style-name="TableLine94153786102320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4153986348544">
          <table:table-cell table:style-name="Tableau1.A20" table:number-columns-spanned="4" office:value-type="string">
            <text:p text:style-name="P16">Exo notation sci</text:p>
          </table:table-cell>
          <table:covered-table-cell/>
          <table:covered-table-cell/>
          <table:covered-table-cell/>
        </table:table-row>
        <table:table-row table:style-name="TableLine94153966642688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4153928909824">
          <table:table-cell table:style-name="Tableau1.A22" table:number-columns-spanned="4" office:value-type="string">
            <text:p text:style-name="P34"><text:span text:style-name="T18">Les objets dans l'univers ont différentes tailles et sont à différentes distances parfois conséquentes. Pour pouvoir </text:span><text:span text:style-name="T19">les comparer et les comprendre</text:span><text:span text:style-name="T18">, il faut les sous forme de </text:span><text:span text:style-name="T21">notation scientifique</text:span><text:span text:style-name="T18">. </text:span><text:span text:style-name="T20">Il faut parfois exprimer ces distances en années-lumière <text:s text:c="3"/>(noté al) : La distance parcourue par la lumière en un an.</text:span></text:p>
            <text:p text:style-name="P35"><text:span text:style-name="T20">L</text:span><text:span text:style-name="T17">a vitesse, le temps et la distance d'un objet sont reliés, quand on connaît deux des trois on peut toujours déterminer le dernier à l'aide de cette formule :</text:span><text:span text:style-name="T17"><draw:frame draw:style-name="fr1" draw:name="Object1" text:anchor-type="as-char" svg:y="-0.619cm" svg:width="1.10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26M23S</meta:editing-duration>
    <meta:editing-cycles>78</meta:editing-cycles>
    <meta:generator>LibreOffice/7.0.4.2$Linux_X86_64 LibreOffice_project/00$Build-2</meta:generator>
    <meta:creation-date>2021-02-11T10:59:54.903285377</meta:creation-date>
    <meta:initial-creator>J Cercy</meta:initial-creator>
    <dc:date>2021-05-07T00:42:12.705897930</dc:date>
    <dc:creator>J Cercy</dc:creator>
    <meta:document-statistic meta:table-count="1" meta:image-count="0" meta:object-count="1" meta:page-count="1" meta:paragraph-count="41" meta:word-count="222" meta:character-count="1365" meta:non-whitespace-character-count="1178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